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5C8B00001CF50000137B5D3F34B1285972EE.svg" manifest:media-type="image/svg+xml"/>
  <manifest:file-entry manifest:full-path="Pictures/1000020100000118000000BC98DCCB0E40F2E98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Preformatted_20_Text">
      <style:text-properties officeooo:rsid="0366c20c" officeooo:paragraph-rsid="00164033"/>
    </style:style>
    <style:style style:name="P4" style:family="paragraph" style:parent-style-name="Preformatted_20_Text">
      <style:text-properties officeooo:paragraph-rsid="00164033"/>
    </style:style>
    <style:style style:name="P5" style:family="paragraph" style:parent-style-name="Preformatted_20_Text">
      <style:text-properties style:font-name="Liberation Mono" fo:font-size="10pt" fo:font-weight="bold" officeooo:rsid="0366c20c" officeooo:paragraph-rsid="00164033" style:font-name-asian="Noto Sans Mono CJK SC" style:font-size-asian="10pt" style:font-weight-asian="bold" style:font-name-complex="Liberation Mono" style:font-size-complex="10pt" style:font-weight-complex="bold"/>
    </style:style>
    <style:style style:name="P6" style:family="paragraph" style:parent-style-name="Standard">
      <style:text-properties officeooo:rsid="001521c7" officeooo:paragraph-rsid="001521c7"/>
    </style:style>
    <style:style style:name="P7" style:family="paragraph" style:parent-style-name="Standard">
      <style:text-properties officeooo:rsid="00164033" officeooo:paragraph-rsid="00164033"/>
    </style:style>
    <style:style style:name="P8" style:family="paragraph" style:parent-style-name="Standard">
      <style:text-properties officeooo:rsid="02ebb14d" officeooo:paragraph-rsid="00164033"/>
    </style:style>
    <style:style style:name="P9" style:family="paragraph" style:parent-style-name="Standard">
      <style:text-properties officeooo:rsid="0366c20c" officeooo:paragraph-rsid="00164033"/>
    </style:style>
    <style:style style:name="P10" style:family="paragraph" style:parent-style-name="Standard">
      <style:text-properties officeooo:rsid="0367011c" officeooo:paragraph-rsid="00164033"/>
    </style:style>
    <style:style style:name="P11" style:family="paragraph" style:parent-style-name="Standard">
      <style:text-properties officeooo:rsid="0367011c" officeooo:paragraph-rsid="001d9956"/>
    </style:style>
    <style:style style:name="P12" style:family="paragraph" style:parent-style-name="Standard">
      <style:text-properties officeooo:rsid="036b88cd" officeooo:paragraph-rsid="00164033"/>
    </style:style>
    <style:style style:name="P13" style:family="paragraph" style:parent-style-name="Standard">
      <style:text-properties fo:font-weight="bold" officeooo:rsid="00164033" officeooo:paragraph-rsid="00164033" style:font-weight-asian="bold" style:font-weight-complex="bold"/>
    </style:style>
    <style:style style:name="P14" style:family="paragraph" style:parent-style-name="Standard">
      <style:text-properties fo:font-weight="bold" officeooo:rsid="00164033" officeooo:paragraph-rsid="001d9956" style:font-weight-asian="bold" style:font-weight-complex="bold"/>
    </style:style>
    <style:style style:name="P15" style:family="paragraph" style:parent-style-name="Standard">
      <style:text-properties fo:font-weight="bold" officeooo:rsid="0367011c" officeooo:paragraph-rsid="00164033" style:font-weight-asian="bold" style:font-weight-complex="bold"/>
    </style:style>
    <style:style style:name="P16" style:family="paragraph" style:parent-style-name="Standard">
      <style:text-properties fo:font-weight="bold" officeooo:rsid="037ddba9" officeooo:paragraph-rsid="001acf30" style:font-weight-asian="bold" style:font-weight-complex="bold"/>
    </style:style>
    <style:style style:name="P17" style:family="paragraph" style:parent-style-name="Standard">
      <style:text-properties fo:font-weight="bold" officeooo:paragraph-rsid="001acf30" style:font-weight-asian="bold" style:font-weight-complex="bold"/>
    </style:style>
    <style:style style:name="P18" style:family="paragraph" style:parent-style-name="Standard">
      <style:text-properties fo:font-weight="bold" officeooo:rsid="001acf30" officeooo:paragraph-rsid="001acf30" style:font-weight-asian="bold" style:font-weight-complex="bold"/>
    </style:style>
    <style:style style:name="P19" style:family="paragraph" style:parent-style-name="Standard">
      <style:text-properties fo:font-weight="bold" officeooo:rsid="001acf30" officeooo:paragraph-rsid="00251227" style:font-weight-asian="bold" style:font-weight-complex="bold"/>
    </style:style>
    <style:style style:name="P20" style:family="paragraph" style:parent-style-name="Standard">
      <style:text-properties fo:font-weight="bold" officeooo:rsid="00234ba0" officeooo:paragraph-rsid="00234ba0" style:font-weight-asian="bold" style:font-weight-complex="bold"/>
    </style:style>
    <style:style style:name="P21" style:family="paragraph" style:parent-style-name="Standard">
      <style:text-properties fo:font-weight="bold" officeooo:rsid="001a77a4" officeooo:paragraph-rsid="0023f966" style:font-weight-asian="bold" style:font-weight-complex="bold"/>
    </style:style>
    <style:style style:name="P22" style:family="paragraph" style:parent-style-name="Standard">
      <style:text-properties fo:font-weight="bold" officeooo:rsid="001a77a4" officeooo:paragraph-rsid="0027732e" style:font-weight-asian="bold" style:font-weight-complex="bold"/>
    </style:style>
    <style:style style:name="P23" style:family="paragraph" style:parent-style-name="Standard">
      <style:text-properties fo:font-weight="bold" officeooo:rsid="00251227" officeooo:paragraph-rsid="00251227" style:font-weight-asian="bold" style:font-weight-complex="bold"/>
    </style:style>
    <style:style style:name="P24" style:family="paragraph" style:parent-style-name="Standard">
      <style:text-properties fo:font-weight="bold" officeooo:rsid="002a2a01" officeooo:paragraph-rsid="002a2a01" style:font-weight-asian="bold" style:font-weight-complex="bold"/>
    </style:style>
    <style:style style:name="P25" style:family="paragraph" style:parent-style-name="Standard">
      <style:text-properties fo:font-weight="bold" officeooo:rsid="002b781e" officeooo:paragraph-rsid="002b781e" style:font-weight-asian="bold" style:font-weight-complex="bold"/>
    </style:style>
    <style:style style:name="P26" style:family="paragraph" style:parent-style-name="Standard">
      <style:text-properties fo:font-weight="bold" officeooo:rsid="001d9956" officeooo:paragraph-rsid="001d9956" style:font-weight-asian="bold" style:font-weight-complex="bold"/>
    </style:style>
    <style:style style:name="P27" style:family="paragraph" style:parent-style-name="Standard">
      <style:text-properties officeooo:rsid="001a77a4" officeooo:paragraph-rsid="001a77a4"/>
    </style:style>
    <style:style style:name="P28" style:family="paragraph" style:parent-style-name="Standard">
      <style:text-properties officeooo:rsid="001a77a4" officeooo:paragraph-rsid="0023f966"/>
    </style:style>
    <style:style style:name="P29" style:family="paragraph" style:parent-style-name="Standard">
      <style:text-properties officeooo:rsid="037ddba9" officeooo:paragraph-rsid="001acf30"/>
    </style:style>
    <style:style style:name="P30" style:family="paragraph" style:parent-style-name="Standard">
      <style:text-properties officeooo:rsid="037ddba9" officeooo:paragraph-rsid="00234ba0"/>
    </style:style>
    <style:style style:name="P31" style:family="paragraph" style:parent-style-name="Standard">
      <style:text-properties officeooo:rsid="037ddba9" officeooo:paragraph-rsid="00251227"/>
    </style:style>
    <style:style style:name="P32" style:family="paragraph" style:parent-style-name="Standard">
      <style:text-properties officeooo:rsid="001acf30" officeooo:paragraph-rsid="001acf30"/>
    </style:style>
    <style:style style:name="P33" style:family="paragraph" style:parent-style-name="Standard">
      <style:text-properties officeooo:rsid="001acf30" officeooo:paragraph-rsid="00234ba0"/>
    </style:style>
    <style:style style:name="P34" style:family="paragraph" style:parent-style-name="Standard">
      <style:text-properties officeooo:paragraph-rsid="001acf30"/>
    </style:style>
    <style:style style:name="P35" style:family="paragraph" style:parent-style-name="Standard">
      <style:text-properties fo:font-weight="normal" officeooo:rsid="001acf30" officeooo:paragraph-rsid="001acf30" style:font-weight-asian="normal" style:font-weight-complex="normal"/>
    </style:style>
    <style:style style:name="P36" style:family="paragraph" style:parent-style-name="Standard">
      <style:text-properties fo:font-weight="normal" officeooo:rsid="001acf30" officeooo:paragraph-rsid="00234ba0" style:font-weight-asian="normal" style:font-weight-complex="normal"/>
    </style:style>
    <style:style style:name="P37" style:family="paragraph" style:parent-style-name="Standard">
      <style:text-properties fo:font-weight="normal" officeooo:rsid="001acf30" officeooo:paragraph-rsid="00251227" style:font-weight-asian="normal" style:font-weight-complex="normal"/>
    </style:style>
    <style:style style:name="P38" style:family="paragraph" style:parent-style-name="Standard">
      <style:text-properties fo:font-weight="normal" officeooo:rsid="00251227" officeooo:paragraph-rsid="00251227" style:font-weight-asian="normal" style:font-weight-complex="normal"/>
    </style:style>
    <style:style style:name="P39" style:family="paragraph" style:parent-style-name="Standard">
      <style:text-properties fo:font-weight="normal" officeooo:rsid="002b781e" officeooo:paragraph-rsid="002b781e" style:font-weight-asian="normal" style:font-weight-complex="normal"/>
    </style:style>
    <style:style style:name="P40" style:family="paragraph" style:parent-style-name="Standard">
      <style:text-properties fo:font-weight="normal" officeooo:rsid="001a77a4" officeooo:paragraph-rsid="0023f966" style:font-weight-asian="normal" style:font-weight-complex="normal"/>
    </style:style>
    <style:style style:name="P41" style:family="paragraph" style:parent-style-name="Standard">
      <style:text-properties fo:font-weight="normal" officeooo:rsid="002ea74b" officeooo:paragraph-rsid="002ea74b" style:font-weight-asian="normal" style:font-weight-complex="normal"/>
    </style:style>
    <style:style style:name="P42" style:family="paragraph" style:parent-style-name="Standard">
      <style:text-properties fo:font-weight="normal" officeooo:rsid="002cbd0f" officeooo:paragraph-rsid="002cbd0f" style:font-weight-asian="normal" style:font-weight-complex="normal"/>
    </style:style>
    <style:style style:name="P43" style:family="paragraph" style:parent-style-name="Standard">
      <style:text-properties fo:font-weight="normal" officeooo:rsid="001acf30" officeooo:paragraph-rsid="001acf30" fo:background-color="#ffffa6" style:font-weight-asian="normal" style:font-weight-complex="normal"/>
    </style:style>
    <style:style style:name="P44" style:family="paragraph" style:parent-style-name="Standard">
      <style:text-properties officeooo:rsid="001acf30" officeooo:paragraph-rsid="001acf30" fo:background-color="#ffffa6"/>
    </style:style>
    <style:style style:name="P45" style:family="paragraph" style:parent-style-name="Standard">
      <style:text-properties officeooo:paragraph-rsid="001c9fa4"/>
    </style:style>
    <style:style style:name="P46" style:family="paragraph" style:parent-style-name="Standard">
      <style:text-properties officeooo:rsid="00211a7e" officeooo:paragraph-rsid="00211a7e"/>
    </style:style>
    <style:style style:name="P47" style:family="paragraph" style:parent-style-name="Standard">
      <style:text-properties officeooo:paragraph-rsid="00234ba0"/>
    </style:style>
    <style:style style:name="P48" style:family="paragraph" style:parent-style-name="Standard">
      <style:text-properties officeooo:paragraph-rsid="00251227"/>
    </style:style>
    <style:style style:name="P49" style:family="paragraph" style:parent-style-name="Standard">
      <style:text-properties officeooo:paragraph-rsid="0023f966"/>
    </style:style>
    <style:style style:name="P50" style:family="paragraph" style:parent-style-name="Standard">
      <style:text-properties officeooo:rsid="002a2a01" officeooo:paragraph-rsid="002a2a01"/>
    </style:style>
    <style:style style:name="P51" style:family="paragraph" style:parent-style-name="Standard">
      <style:text-properties officeooo:rsid="037ec498" officeooo:paragraph-rsid="001df63e" fo:background-color="#e8f2a1"/>
    </style:style>
    <style:style style:name="P52" style:family="paragraph" style:parent-style-name="codigo">
      <style:text-properties officeooo:paragraph-rsid="00164033"/>
    </style:style>
    <style:style style:name="P53" style:family="paragraph" style:parent-style-name="codigo">
      <style:text-properties officeooo:rsid="037ec498" officeooo:paragraph-rsid="001acf30"/>
    </style:style>
    <style:style style:name="P54" style:family="paragraph" style:parent-style-name="codigo">
      <style:text-properties officeooo:paragraph-rsid="001acf30"/>
    </style:style>
    <style:style style:name="P55" style:family="paragraph" style:parent-style-name="codigo">
      <style:text-properties officeooo:paragraph-rsid="001d9956" fo:background-color="#e8f2a1"/>
    </style:style>
    <style:style style:name="P56" style:family="paragraph" style:parent-style-name="codigo">
      <style:text-properties officeooo:paragraph-rsid="0030d8c8" fo:background-color="#e8f2a1"/>
    </style:style>
    <style:style style:name="P57" style:family="paragraph" style:parent-style-name="codigo">
      <style:text-properties officeooo:paragraph-rsid="001e8082"/>
    </style:style>
    <style:style style:name="P58" style:family="paragraph" style:parent-style-name="codigo">
      <style:text-properties officeooo:rsid="037ddba9" officeooo:paragraph-rsid="001f9450"/>
    </style:style>
    <style:style style:name="P59" style:family="paragraph" style:parent-style-name="codigo">
      <style:text-properties officeooo:rsid="00234ba0" officeooo:paragraph-rsid="0030d8c8"/>
    </style:style>
    <style:style style:name="P60" style:family="paragraph" style:parent-style-name="codigo">
      <style:text-properties style:font-name="Liberation Mono" fo:font-size="10pt" officeooo:rsid="001d9956" officeooo:paragraph-rsid="001d9956" fo:background-color="#e8f2a1" style:font-name-asian="Noto Sans Mono CJK SC" style:font-size-asian="10pt" style:font-name-complex="Liberation Mono" style:font-size-complex="10pt"/>
    </style:style>
    <style:style style:name="P61" style:family="paragraph" style:parent-style-name="código">
      <style:text-properties officeooo:paragraph-rsid="002a2a01"/>
    </style:style>
    <style:style style:name="P62" style:family="paragraph" style:parent-style-name="Heading_20_2">
      <style:paragraph-properties fo:break-before="page"/>
    </style:style>
    <style:style style:name="P63" style:family="paragraph" style:parent-style-name="Heading_20_2">
      <style:paragraph-properties fo:break-before="page"/>
      <style:text-properties officeooo:paragraph-rsid="0023f966"/>
    </style:style>
    <style:style style:name="P64" style:family="paragraph" style:parent-style-name="Heading_20_2">
      <style:paragraph-properties fo:break-before="page"/>
      <style:text-properties officeooo:paragraph-rsid="002ea74b"/>
    </style:style>
    <style:style style:name="P65" style:family="paragraph" style:parent-style-name="Standard" style:list-style-name="L1">
      <style:text-properties officeooo:rsid="00164033" officeooo:paragraph-rsid="00164033"/>
    </style:style>
    <style:style style:name="P66" style:family="paragraph" style:parent-style-name="Standard">
      <style:text-properties style:use-window-font-color="true" loext:opacity="0%" style:font-name="Lucida Console" fo:font-size="9pt" officeooo:rsid="037ec498" officeooo:paragraph-rsid="001df63e" fo:background-color="#e8f2a1" style:font-size-asian="9pt"/>
    </style:style>
    <style:style style:name="P67" style:family="paragraph" style:parent-style-name="Standard">
      <style:text-properties officeooo:rsid="037ddba9" officeooo:paragraph-rsid="003b20ad"/>
    </style:style>
    <style:style style:name="P68" style:family="paragraph" style:parent-style-name="codigo">
      <style:text-properties officeooo:paragraph-rsid="001d9956" fo:background-color="#e8f2a1"/>
    </style:style>
    <style:style style:name="P69" style:family="paragraph" style:parent-style-name="codigo">
      <style:text-properties officeooo:rsid="00234ba0" officeooo:paragraph-rsid="0030d8c8" fo:background-color="#e8f2a1"/>
    </style:style>
    <style:style style:name="P70" style:family="paragraph" style:parent-style-name="codigo">
      <style:text-properties officeooo:rsid="00234ba0" officeooo:paragraph-rsid="003ce5c6" fo:background-color="#e8f2a1"/>
    </style:style>
    <style:style style:name="P71" style:family="paragraph" style:parent-style-name="codigo">
      <style:text-properties officeooo:rsid="0035c1e9" officeooo:paragraph-rsid="0035c1e9" fo:background-color="#ff0000"/>
    </style:style>
    <style:style style:name="P72" style:family="paragraph" style:parent-style-name="codigo">
      <style:text-properties style:font-name="Liberation Mono" fo:font-size="10pt" officeooo:rsid="001d9956" officeooo:paragraph-rsid="001d9956" fo:background-color="#e8f2a1" style:font-name-asian="Noto Sans Mono CJK SC" style:font-size-asian="10pt" style:font-name-complex="Liberation Mono" style:font-size-complex="10pt"/>
    </style:style>
    <style:style style:name="P73" style:family="paragraph" style:parent-style-name="codigo">
      <style:text-properties officeooo:rsid="00234ba0" officeooo:paragraph-rsid="0030d8c8"/>
    </style:style>
    <style:style style:name="P74" style:family="paragraph" style:parent-style-name="codigo">
      <style:text-properties officeooo:rsid="001acf30" officeooo:paragraph-rsid="0030d8c8"/>
    </style:style>
    <style:style style:name="P75" style:family="paragraph" style:parent-style-name="codigo">
      <style:text-properties fo:font-weight="normal" officeooo:rsid="00234ba0" officeooo:paragraph-rsid="003ce5c6" fo:background-color="#e8f2a1" style:font-weight-asian="normal" style:font-weight-complex="normal"/>
    </style:style>
    <style:style style:name="P76" style:family="paragraph" style:parent-style-name="codigo">
      <style:text-properties officeooo:rsid="037ddba9" officeooo:paragraph-rsid="003b20ad"/>
    </style:style>
    <style:style style:name="T1" style:family="text">
      <style:text-properties officeooo:rsid="00164033"/>
    </style:style>
    <style:style style:name="T2" style:family="text">
      <style:text-properties officeooo:rsid="0368c32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36b88cd" style:font-weight-asian="bold" style:font-weight-complex="bold"/>
    </style:style>
    <style:style style:name="T5" style:family="text">
      <style:text-properties fo:font-weight="bold" officeooo:rsid="036be683" style:font-weight-asian="bold" style:font-weight-complex="bold"/>
    </style:style>
    <style:style style:name="T6" style:family="text">
      <style:text-properties fo:font-weight="bold" officeooo:rsid="00164033" style:font-weight-asian="bold" style:font-weight-complex="bold"/>
    </style:style>
    <style:style style:name="T7" style:family="text">
      <style:text-properties fo:font-weight="bold" officeooo:rsid="001acf30" style:font-weight-asian="bold" style:font-weight-complex="bold"/>
    </style:style>
    <style:style style:name="T8" style:family="text">
      <style:text-properties fo:font-weight="bold" officeooo:rsid="037ddba9" style:font-weight-asian="bold" style:font-weight-complex="bold"/>
    </style:style>
    <style:style style:name="T9" style:family="text">
      <style:text-properties fo:font-weight="bold" officeooo:rsid="00234ba0" style:font-weight-asian="bold" style:font-weight-complex="bold"/>
    </style:style>
    <style:style style:name="T10" style:family="text">
      <style:text-properties fo:font-weight="bold" officeooo:rsid="00251227" style:font-weight-asian="bold" style:font-weight-complex="bold"/>
    </style:style>
    <style:style style:name="T11" style:family="text">
      <style:text-properties officeooo:rsid="036a8d99"/>
    </style:style>
    <style:style style:name="T12" style:family="text">
      <style:text-properties fo:font-size="10pt" fo:font-weight="bold" officeooo:rsid="00164033" style:font-size-asian="10pt" style:font-weight-asian="bold" style:font-size-complex="10pt" style:font-weight-complex="bold"/>
    </style:style>
    <style:style style:name="T13" style:family="text">
      <style:text-properties style:font-name="Liberation Mono" fo:font-size="10pt" fo:font-weight="bold" officeooo:rsid="00164033" style:font-name-asian="Noto Sans Mono CJK SC" style:font-size-asian="10pt" style:font-weight-asian="bold" style:font-name-complex="Liberation Mono" style:font-size-complex="10pt" style:font-weight-complex="bold"/>
    </style:style>
    <style:style style:name="T14" style:family="text">
      <style:text-properties style:font-name="Liberation Mono" fo:font-size="8pt" officeooo:rsid="002a2a01" style:font-name-asian="Noto Sans Mono CJK SC" style:font-size-asian="10pt" style:font-name-complex="Liberation Mono" style:font-size-complex="10pt"/>
    </style:style>
    <style:style style:name="T15" style:family="text">
      <style:text-properties officeooo:rsid="001a77a4"/>
    </style:style>
    <style:style style:name="T16" style:family="text">
      <style:text-properties officeooo:rsid="001acf30"/>
    </style:style>
    <style:style style:name="T17" style:family="text">
      <style:text-properties officeooo:rsid="037ddba9"/>
    </style:style>
    <style:style style:name="T18" style:family="text">
      <style:text-properties officeooo:rsid="001c9fa4"/>
    </style:style>
    <style:style style:name="T19" style:family="text">
      <style:text-properties officeooo:rsid="001d9956"/>
    </style:style>
    <style:style style:name="T20" style:family="text">
      <style:text-properties officeooo:rsid="001df63e"/>
    </style:style>
    <style:style style:name="T21" style:family="text">
      <style:text-properties officeooo:rsid="001e8082"/>
    </style:style>
    <style:style style:name="T22" style:family="text">
      <style:text-properties officeooo:rsid="02ebb14d"/>
    </style:style>
    <style:style style:name="T23" style:family="text">
      <style:text-properties officeooo:rsid="00211a7e"/>
    </style:style>
    <style:style style:name="T24" style:family="text">
      <style:text-properties officeooo:rsid="02ebb14d" fo:background-color="#e8f2a1" loext:char-shading-value="0"/>
    </style:style>
    <style:style style:name="T25" style:family="text">
      <style:text-properties officeooo:rsid="00234ba0"/>
    </style:style>
    <style:style style:name="T26" style:family="text">
      <style:text-properties officeooo:rsid="0023f966"/>
    </style:style>
    <style:style style:name="T27" style:family="text">
      <style:text-properties style:font-name="Liberation Sans" fo:font-size="16.1000003814697pt" fo:font-weight="bold" officeooo:rsid="0023f96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28" style:family="text">
      <style:text-properties style:font-name="Liberation Sans" fo:font-size="16.1000003814697pt" fo:font-weight="bold" officeooo:rsid="0027732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29" style:family="text">
      <style:text-properties style:font-name="Liberation Sans" fo:font-size="16.1000003814697pt" fo:font-weight="bold" officeooo:rsid="002926e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30" style:family="text">
      <style:text-properties officeooo:rsid="00251227"/>
    </style:style>
    <style:style style:name="T31" style:family="text">
      <style:text-properties officeooo:rsid="0027732e"/>
    </style:style>
    <style:style style:name="T32" style:family="text">
      <style:text-properties officeooo:rsid="002926e9"/>
    </style:style>
    <style:style style:name="T33" style:family="text">
      <style:text-properties officeooo:rsid="002a2a01"/>
    </style:style>
    <style:style style:name="T34" style:family="text">
      <style:text-properties fo:background-color="#ff0000" loext:char-shading-value="0"/>
    </style:style>
    <style:style style:name="T35" style:family="text">
      <style:text-properties fo:background-color="#ff0000" loext:char-shading-value="0"/>
    </style:style>
    <style:style style:name="T36" style:family="text">
      <style:text-properties officeooo:rsid="02ebb14d" fo:background-color="#ff0000" loext:char-shading-value="0"/>
    </style:style>
    <style:style style:name="T37" style:family="text">
      <style:text-properties officeooo:rsid="02ebb14d" fo:background-color="#ff0000" loext:char-shading-value="0"/>
    </style:style>
    <style:style style:name="T38" style:family="text">
      <style:text-properties officeooo:rsid="0037c8a5" fo:background-color="#ff0000" loext:char-shading-value="0"/>
    </style:style>
    <style:style style:name="T39" style:family="text">
      <style:text-properties officeooo:rsid="0037c8a5" fo:background-color="#ff0000" loext:char-shading-value="0"/>
    </style:style>
    <style:style style:name="T40" style:family="text">
      <style:text-properties officeooo:rsid="0037c8a5"/>
    </style:style>
    <style:style style:name="T41" style:family="text">
      <style:text-properties fo:background-color="#ffff00" loext:char-shading-value="0"/>
    </style:style>
    <style:style style:name="T42" style:family="text">
      <style:text-properties fo:background-color="#ffff00" loext:char-shading-value="0"/>
    </style:style>
    <style:style style:name="T43" style:family="text">
      <style:text-properties officeooo:rsid="003b20ad"/>
    </style:style>
    <style:style style:name="T44" style:family="text">
      <style:text-properties officeooo:rsid="003ce5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6666_2483200771"/>Laboratorio NoSQL: Cassandra<text:bookmark-end text:name="__RefHeading___Toc6666_2483200771"/></text:h>
      <text:p text:style-name="P7">Algunhas das características da base de datos Cassandra son:</text:p>
      <text:list xml:id="list1794183871" text:style-name="L1">
        <text:list-item>
          <text:p text:style-name="P65">BD columnar</text:p>
        </text:list-item>
        <text:list-item>
          <text:p text:style-name="P65">"JOINless"; a diferenza das BBDDRelacionais, non hai JOINs entre táboas</text:p>
        </text:list-item>
        <text:list-item>
          <text:p text:style-name="P65">Deseñada para escalar horizontalmente</text:p>
        </text:list-item>
      </text:list>
      <text:p text:style-name="P6"/>
      <text:p text:style-name="P6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"><text:a xlink:type="simple" xlink:href="#__RefHeading___Toc6666_2483200771" text:style-name="Index_20_Link" text:visited-style-name="Index_20_Link">Laboratorio NoSQL: Cassandra<text:tab/>1</text:a></text:p>
          <text:p text:style-name="P2"><text:a xlink:type="simple" xlink:href="#__RefHeading___Toc6668_2483200771" text:style-name="Index_20_Link" text:visited-style-name="Index_20_Link">Apartado 1. Servidor Cassandra simple<text:tab/>2</text:a></text:p>
          <text:p text:style-name="P2"><text:a xlink:type="simple" xlink:href="#__RefHeading___Toc6670_2483200771" text:style-name="Index_20_Link" text:visited-style-name="Index_20_Link">Apartado 2. Clúster Cassandra en host único<text:tab/>4</text:a></text:p>
          <text:p text:style-name="P2"><text:a xlink:type="simple" xlink:href="#__RefHeading___Toc6672_2483200771" text:style-name="Index_20_Link" text:visited-style-name="Index_20_Link">Apartado 3. Clúster Cassandra con docker-compose<text:tab/>6</text:a></text:p>
          <text:p text:style-name="P2"><text:a xlink:type="simple" xlink:href="#__RefHeading___Toc7229_2483200771" text:style-name="Index_20_Link" text:visited-style-name="Index_20_Link">Apartado 4. Clúster Cassandra en kubernetes<text:tab/>7</text:a></text:p>
        </text:index-body>
      </text:table-of-content>
      <text:p text:style-name="P6"/>
      <text:h text:style-name="P62" text:outline-level="2"><text:bookmark-start text:name="__RefHeading___Toc6668_2483200771"/>Apartado 1. Servidor Cassandra simple<text:bookmark-end text:name="__RefHeading___Toc6668_2483200771"/></text:h>
      <text:p text:style-name="P7">Get Started with Apache Cassandra: titorial oficial de Cassandra sobre Docker</text:p>
      <text:p text:style-name="P7"><text:a xlink:type="simple" xlink:href="https://cassandra.apache.org/_/quickstart.html" text:style-name="Internet_20_link" text:visited-style-name="Visited_20_Internet_20_Link">https://cassandra.apache.org/_/quickstart.html</text:a></text:p>
      <text:p text:style-name="P7"/>
      <text:p text:style-name="P7">Nota: é necesario seleccionar a versión de cql 3.4.6 en lugar da 3.4.5 como aparece no titorial da web</text:p>
      <text:p text:style-name="P7"/>
      <text:p text:style-name="P3"><text:span text:style-name="Source_20_Text"><text:span text:style-name="T6">Descargar a imaxe de Cassandra</text:span></text:span></text:p>
      <text:p text:style-name="P52"><text:span text:style-name="Source_20_Text">docker pull cassandra:latest</text:span></text:p>
      <text:p text:style-name="P4"><text:span text:style-name="Source_20_Text"><text:span text:style-name="T12"/></text:span></text:p>
      <text:p text:style-name="P4"><text:span text:style-name="Source_20_Text"><text:span text:style-name="T12">Crear unha rede propia para </text:span></text:span><text:span text:style-name="Source_20_Text"><text:span text:style-name="T13">o novo contedor</text:span></text:span></text:p>
      <text:p text:style-name="P52"><text:span text:style-name="Source_20_Text">docker network create cassandra_</text:span><text:span text:style-name="Source_20_Text"><text:span text:style-name="T21">network</text:span></text:span></text:p>
      <text:p text:style-name="P5"><text:span text:style-name="Source_20_Text"/></text:p>
      <text:p text:style-name="P5"><text:span text:style-name="Source_20_Text"><text:span text:style-name="T1">Crear un contedor de cassandra</text:span></text:span></text:p>
      <text:p text:style-name="P52"><text:span text:style-name="Source_20_Text">docker run --rm -d --name cassandra --hostname cassandra --network cassandra_</text:span><text:span text:style-name="Source_20_Text"><text:span text:style-name="T21">network</text:span></text:span><text:span text:style-name="Source_20_Text"> cassandra</text:span></text:p>
      <text:p text:style-name="P9"/>
      <text:p text:style-name="P9">--<text:span text:style-name="T2">rm : elimina o contedor ao <text:s/>saír</text:span></text:p>
      <text:p text:style-name="P9">--<text:span text:style-name="T2">hostname string: container host name </text:span></text:p>
      <text:p text:style-name="P9">--<text:span text:style-name="T2">name string: container name</text:span></text:p>
      <text:p text:style-name="P9"/>
      <text:p text:style-name="P13">Carga de datos</text:p>
      <text:p text:style-name="P10">CQL (Cassandra Query Language); <text:span text:style-name="T1">linguaxe similar a SQL propio de Cassandra</text:span></text:p>
      <text:p text:style-name="P10"/>
      <text:p text:style-name="P15">data.cql</text:p>
      <text:p text:style-name="P52">-- Create a keyspace</text:p>
      <text:p text:style-name="P52">CREATE KEYSPACE IF NOT EXISTS store WITH REPLICATION = { 'class' : 'SimpleStrategy', 'replication_factor' : '1' };</text:p>
      <text:p text:style-name="P52"/>
      <text:p text:style-name="P52">-- Create a table</text:p>
      <text:p text:style-name="P52">CREATE TABLE IF NOT EXISTS store.shopping_cart (</text:p>
      <text:p text:style-name="P52">userid text PRIMARY KEY,</text:p>
      <text:p text:style-name="P52">item_count int,</text:p>
      <text:p text:style-name="P52">last_update_timestamp timestamp</text:p>
      <text:p text:style-name="P52">);</text:p>
      <text:p text:style-name="P52"/>
      <text:p text:style-name="P52">-- Insert some data</text:p>
      <text:p text:style-name="P52">INSERT INTO store.shopping_cart</text:p>
      <text:p text:style-name="P52">(userid, item_count, last_update_timestamp)</text:p>
      <text:p text:style-name="P52">VALUES ('9876', 2, toTimeStamp(now()));</text:p>
      <text:p text:style-name="P52">INSERT INTO store.shopping_cart</text:p>
      <text:p text:style-name="P52">(userid, item_count, last_update_timestamp)</text:p>
      <text:p text:style-name="P52">VALUES ('1234', 5, toTimeStamp(now()));</text:p>
      <text:p text:style-name="P10"/>
      <text:p text:style-name="P13">Executar o script de carga de datos</text:p>
      <text:p text:style-name="P43">Ollo! Despois do arranque de Cassandra pode tardar uns segundos en estar operativo.</text:p>
      <text:p text:style-name="P52"><text:span text:style-name="Source_20_Text">docker run --rm --network cassandra_</text:span><text:span text:style-name="Source_20_Text"><text:span text:style-name="T21">network</text:span></text:span><text:span text:style-name="Source_20_Text"> -v "$(pwd)/data.cql:/scripts/data.cql" -e CQLSH_HOST=cassandra -e CQLSH_PORT=9042 -e </text:span><text:span text:style-name="Source_20_Text"><text:span text:style-name="T3">CQLVERSION=3.4.</text:span></text:span><text:span text:style-name="Source_20_Text"><text:span text:style-name="T4">6</text:span></text:span><text:span text:style-name="Source_20_Text"> nuvo/docker-cqlsh</text:span></text:p>
      <text:p text:style-name="P8"/>
      <text:p text:style-name="P8">-<text:span text:style-name="T11">e : set environment variable</text:span></text:p>
      <text:p text:style-name="P12">Ollo!!!! a versión 3.4.5 non funciona</text:p>
      <text:p text:style-name="P12"/>
      <text:p text:style-name="P13">Executar cqlsh – cliente CQL</text:p>
      <text:p text:style-name="P52"><text:soft-page-break/><text:span text:style-name="Source_20_Text">docker run --rm -it --network cassandra_</text:span><text:span text:style-name="Source_20_Text"><text:span text:style-name="T21">network</text:span></text:span><text:span text:style-name="Source_20_Text"> nuvo/docker-cqlsh cqlsh cassandra 9042 </text:span><text:span text:style-name="Source_20_Text"><text:span text:style-name="T3">--cqlversion='3.4.</text:span></text:span><text:span text:style-name="Source_20_Text"><text:span text:style-name="T5">6</text:span></text:span><text:span text:style-name="Source_20_Text"><text:span text:style-name="T3">'</text:span></text:span></text:p>
      <text:p text:style-name="P12"/>
      <text:p text:style-name="P52"><text:span text:style-name="Source_20_Text">SELECT * FROM store.shopping_cart;</text:span></text:p>
      <text:p text:style-name="P8"/>
      <text:p text:style-name="P52"><text:span text:style-name="Source_20_Text">INSERT INTO store.shopping_cart (userid, item_count) VALUES ('4567', 20);</text:span></text:p>
      <text:p text:style-name="P8"/>
      <text:h text:style-name="P62" text:outline-level="2"><text:bookmark-start text:name="__RefHeading___Toc6670_2483200771"/>Apartado 2. Clúster Cassandra en host único<text:bookmark-end text:name="__RefHeading___Toc6670_2483200771"/></text:h>
      <text:p text:style-name="P27">O obxectivo deste apartado é crear un clúster con varios nodos de Cassandra utilizando contedores docker.</text:p>
      <text:p text:style-name="P27"/>
      <text:p text:style-name="P16">Lanzar un primeiro nodo:</text:p>
      <text:p text:style-name="P57">docker run <text:span text:style-name="Source_20_Text">--hostname cassandra-</text:span><text:span text:style-name="Source_20_Text"><text:span text:style-name="T21">1</text:span></text:span><text:span text:style-name="Source_20_Text"> --network cassandra_</text:span><text:span text:style-name="Source_20_Text"><text:span text:style-name="T21">network</text:span></text:span><text:span text:style-name="Source_20_Text"> </text:span>--name cassandra-1 -d cassandra:latest</text:p>
      <text:p text:style-name="P29"/>
      <text:p text:style-name="P16"><text:span text:style-name="T16">E</text:span>stado do clúster:</text:p>
      <text:p text:style-name="P32">Cassandra dispón dunha ferramenta: nodetool, para o control do clúster</text:p>
      <text:p text:style-name="P43">Ollo! Despois do arranque de Cassandra pode tardar uns segundos en estar operativo.</text:p>
      <text:p text:style-name="P54">docker exec -it cassandra-1 nodetool status</text:p>
      <text:p text:style-name="P29"/>
      <text:p text:style-name="P17"><text:span text:style-name="T16">C</text:span><text:span text:style-name="T17">onexión cliente:</text:span></text:p>
      <text:p text:style-name="P54">docker exec -it cassandra-1 bash -c 'cqlsh'</text:p>
      <text:p text:style-name="P29"/>
      <text:p text:style-name="P34"><text:span text:style-name="T7">L</text:span><text:span text:style-name="T8">anzar segundo nodo:</text:span></text:p>
      <text:p text:style-name="P46">Indicamos, cunha variable de entorno, cal é o nodo "principal".</text:p>
      <text:p text:style-name="P58">docker run <text:span text:style-name="Source_20_Text">--hostname cassandra-</text:span><text:span text:style-name="Source_20_Text"><text:span text:style-name="T21">2</text:span></text:span><text:span text:style-name="Source_20_Text"> --network cassandra_</text:span><text:span text:style-name="Source_20_Text"><text:span text:style-name="T21">network </text:span></text:span>--name cassandra-2 -<text:span text:style-name="T23">e CASSANDRA_SEEDS=cassandra-1 </text:span>-d cassandra:latest</text:p>
      <text:p text:style-name="P29"/>
      <text:p text:style-name="P44">Os contedores de Cassandra son bastante exixentes en requirimentos de memoria, polo que para levantar o clúster precisarás unha máquina con bastante RAM (1GB por nodo debería ser máis que suficiente).</text:p>
      <text:p text:style-name="P32">Se non podes levantar varios nodos ao mesmo tempo, ou cando levantas un hai outro que cae, é posible que sexa un problema de memoria.</text:p>
      <text:p text:style-name="P29"/>
      <text:p text:style-name="P18">Comprobar o estado do clúster </text:p>
      <text:p text:style-name="P54">docker exec -it cassandra-1 nodetool status</text:p>
      <text:p text:style-name="P29"/>
      <text:p text:style-name="P18">Comproba se podes conectarte a calquera dos nodos:</text:p>
      <text:p text:style-name="P35">Conexión a nodo 1:</text:p>
      <text:p text:style-name="P53">docker exec -it cassandra-<text:span text:style-name="T20">1</text:span> bash -c 'cqlsh'</text:p>
      <text:p text:style-name="P35">Conexión a nodo 2:</text:p>
      <text:p text:style-name="P66">vagrant@docker-host:~$ docker exec -it cassandra-2 bash -c 'cqlsh'</text:p>
      <text:p text:style-name="P51"/>
      <text:p text:style-name="P32"/>
      <text:p text:style-name="P32"/>
      <text:p text:style-name="P45"><text:span text:style-name="T18">Crea unha base de datos </text:span><text:span text:style-name="T19">(iot)</text:span><text:span text:style-name="T18"> con información de </text:span><text:span text:style-name="T19">sensores</text:span><text:span text:style-name="T18"> </text:span><text:span text:style-name="T19">(sensor)</text:span><text:span text:style-name="T18">, insire algúns datos e comproba que se almacenan na base de datos.</text:span></text:p>
      <text:p text:style-name="P45"><text:span text:style-name="T18">Campos de datos: </text:span><text:span text:style-name="T19">codigo, temperatura, humidade, timestamp</text:span></text:p>
      <text:p text:style-name="P45"/>
      <text:p text:style-name="P26">sensores.cql</text:p>
      <text:p text:style-name="P55">-- Create a keyspace</text:p>
      <text:p text:style-name="P71">lo que cambió está en rojo</text:p>
      <text:p text:style-name="P55">CREATE KEYSPACE IF NOT EXISTS <text:span text:style-name="T35">iot</text:span> WITH REPLICATION = { 'class' : 'SimpleStrategy', 'replication_factor' : '1' };</text:p>
      <text:p text:style-name="P55"/>
      <text:p text:style-name="P55">-- Create a table</text:p>
      <text:p text:style-name="P55"><text:span text:style-name="T35">codigo</text:span> text PRIMARY KEY,</text:p>
      <text:p text:style-name="P55"><text:span text:style-name="T35">temperatura float</text:span>,</text:p>
      <text:p text:style-name="P55"><text:span text:style-name="T35">humidade float</text:span>,</text:p>
      <text:p text:style-name="P55"><text:soft-page-break/>last_update_timestamp timestamp</text:p>
      <text:p text:style-name="P55">);</text:p>
      <text:p text:style-name="P55"/>
      <text:p text:style-name="P55">-- Insert some data</text:p>
      <text:p text:style-name="P60">INSERT INTO <text:span text:style-name="T35">iot.sensores</text:span></text:p>
      <text:p text:style-name="P60">(<text:span text:style-name="T35">codigo, temperatura, humidade</text:span>, last_update_timestamp)</text:p>
      <text:p text:style-name="P60">VALUES (<text:span text:style-name="T35">'9876', 2, 45,</text:span> toTimeStamp(now()));</text:p>
      <text:p text:style-name="P60"/>
      <text:p text:style-name="P60">INSERT INTO <text:span text:style-name="T39">iot.sensores</text:span></text:p>
      <text:p text:style-name="P60">(<text:span text:style-name="T35">codigo, temperatura, humidade,</text:span> last_update_timestamp)</text:p>
      <text:p text:style-name="P60">VALUES (<text:span text:style-name="T35">'1234', 5, 67</text:span>, toTimeStamp(now()));</text:p>
      <text:p text:style-name="P60"/>
      <text:p text:style-name="P60">INSERT INTO <text:span text:style-name="T35">iot.sensores</text:span></text:p>
      <text:p text:style-name="P60">(<text:span text:style-name="T35">codigo, temperatura, humidade</text:span>, last_update_timestamp)</text:p>
      <text:p text:style-name="P60">VALUES (<text:span text:style-name="T35">'456666', 9, 87,</text:span> toTimeStamp(now()));</text:p>
      <text:p text:style-name="P11"/>
      <text:p text:style-name="P14">Executar o script de carga de datos</text:p>
      <text:p text:style-name="P57"><text:span text:style-name="Source_20_Text"><text:span text:style-name="T24">docker run --rm --network cassandra_network -v "$(pwd)/</text:span></text:span><text:span text:style-name="Source_20_Text"><text:span text:style-name="T37">sensores.cql:/scripts/sensores.cql"</text:span></text:span><text:span text:style-name="Source_20_Text"><text:span text:style-name="T24"> -e CQLSH_HOST=</text:span></text:span><text:span text:style-name="Source_20_Text"><text:span text:style-name="T37">cassandra-1</text:span></text:span><text:span text:style-name="Source_20_Text"><text:span text:style-name="T24"> -e CQLSH_PORT=9042 -e CQLVERSION=3.4.6 nuvo/docker-cqlsh</text:span></text:span></text:p>
      <text:p text:style-name="P30"/>
      <text:p text:style-name="P47"><text:span text:style-name="T7">Comproba se </text:span><text:span text:style-name="T9">podes acceder aos datos desde calquera dos nodos:</text:span></text:p>
      <text:p text:style-name="P36">Conexión a nodo 1:</text:p>
      <text:p text:style-name="P69"><text:span text:style-name="Source_20_Text">docker exec -it cassandra-1 bash -c 'cqlsh'</text:span></text:p>
      <text:p text:style-name="P36"/>
      <text:p text:style-name="P36">Conexión a nodo 2:</text:p>
      <text:p text:style-name="P74"><text:span text:style-name="Source_20_Text"><text:span text:style-name="T42">docker exec -it cassandra-2 bash -c 'cqlsh'</text:span></text:span></text:p>
      <text:p text:style-name="P20"><text:span text:style-name="T25">I</text:span>nsire datos desde un nodo e <text:s/>comproba que podes velos desde o outro</text:p>
      <text:p text:style-name="P36">Conexión a nodo 1: <text:span text:style-name="T30">(conectar e inserir datos)</text:span></text:p>
      <text:p text:style-name="P59"><text:span text:style-name="Source_20_Text"><text:span text:style-name="T24">docker exec -it cassandra-1 bash -c 'cqlsh'</text:span></text:span></text:p>
      <text:p text:style-name="P59"><text:span text:style-name="Source_20_Text"><text:span text:style-name="T24"/></text:span></text:p>
      <text:p text:style-name="P59"><text:span text:style-name="Source_20_Text"><text:span text:style-name="T24">INSERT INTO iot.sensores</text:span></text:span></text:p>
      <text:p text:style-name="P59"><text:span text:style-name="Source_20_Text"><text:span text:style-name="T24">(codigo, temperatura, humidade, last_update_timestamp)</text:span></text:span></text:p>
      <text:p text:style-name="P59"><text:span text:style-name="Source_20_Text"><text:span text:style-name="T24">VALUES ('6345', 90, 88, toTimeStamp(now()));</text:span></text:span></text:p>
      <text:p text:style-name="P36"/>
      <text:p text:style-name="P36">Conexión a nodo 2: <text:span text:style-name="T30">(conectar e ver datos)</text:span></text:p>
      <text:p text:style-name="P69"><text:span text:style-name="Source_20_Text">docker exec -it cassandra-2 bash -c 'cqlsh'</text:span></text:p>
      <text:p text:style-name="P69"><text:span text:style-name="Source_20_Text">SELECT * FROM iot.sensores;</text:span></text:p>
      <text:p text:style-name="P33"/>
      <text:p text:style-name="P23">Engade un novo nodo ao clúster</text:p>
      <text:p text:style-name="P31"/>
      <text:p text:style-name="P48"><text:span text:style-name="T7">L</text:span><text:span text:style-name="T8">anzar </text:span><text:span text:style-name="T10">terceiro</text:span><text:span text:style-name="T8"> nodo:</text:span></text:p>
      <text:p text:style-name="P76">docker run <text:span text:style-name="Source_20_Text">--hostname cassandra-</text:span><text:span text:style-name="Source_20_Text"><text:span text:style-name="T43">3</text:span></text:span><text:span text:style-name="Source_20_Text"> --network cassandra_</text:span><text:span text:style-name="Source_20_Text"><text:span text:style-name="T21">network </text:span></text:span>--name cassandra-<text:span text:style-name="T43">3</text:span> -<text:span text:style-name="T23">e CASSANDRA_SEEDS=cassandra-1 </text:span>-d cassandra:latest</text:p>
      <text:p text:style-name="P67"><text:span text:style-name="Source_20_Text"><text:span text:style-name="T24"/></text:span></text:p>
      <text:p text:style-name="P19">Comprobar o estado do clúster </text:p>
      <text:p text:style-name="P56"><text:span text:style-name="Source_20_Text">docker exec -it cassandra-3 nodetool status</text:span></text:p>
      <text:p text:style-name="P31"/>
      <text:p text:style-name="P48"><text:span text:style-name="T7">Comproba se podes conectarte </text:span><text:span text:style-name="T10">ao terceiro nodo e podes consultar os datos</text:span></text:p>
      <text:p text:style-name="P37">Conexión a nodo <text:span text:style-name="T30">3</text:span>: <text:span text:style-name="T30">(conexión e ver datos)</text:span></text:p>
      <text:p text:style-name="P70"><text:span text:style-name="Source_20_Text">docker exec -it cassandra-</text:span><text:span text:style-name="Source_20_Text"><text:span text:style-name="T44">3</text:span></text:span><text:span text:style-name="Source_20_Text"> bash -c 'cqlsh'</text:span></text:p>
      <text:p text:style-name="P75"><text:span text:style-name="Source_20_Text">SELECT * FROM iot.sensores;</text:span></text:p>
      <text:p text:style-name="P38"/>
      <text:p text:style-name="P38"/>
      <text:h text:style-name="P63" text:outline-level="2"><text:bookmark-start text:name="__RefHeading___Toc6672_2483200771"/>Apartado <text:span text:style-name="T26">3</text:span>. Clúster Cassandra <text:span text:style-name="T29">con docker-compose</text:span><text:bookmark-end text:name="__RefHeading___Toc6672_2483200771"/></text:h>
      <text:p text:style-name="P49"><text:span text:style-name="T15">O obxectivo deste apartado é crear </text:span><text:span text:style-name="T32">o clúster anterior, definido por código con docker-compose.</text:span></text:p>
      <text:p text:style-name="P49"/>
      <text:p text:style-name="P61">version: '3'</text:p>
      <text:p text:style-name="P61"/>
      <text:p text:style-name="P61">services:</text:p>
      <text:p text:style-name="P61"><text:s text:c="3"/><text:span text:style-name="T14">cassandra-1</text:span>:</text:p>
      <text:p text:style-name="P61"><text:s text:c="5"/>image: <text:span text:style-name="T14">cassandra</text:span></text:p>
      <text:p text:style-name="P61"><text:s text:c="5"/>restart: always</text:p>
      <text:p text:style-name="P61"/>
      <text:p text:style-name="P61"><text:s text:c="3"/><text:span text:style-name="T14">cassandra-2:</text:span></text:p>
      <text:p text:style-name="P61"><text:s text:c="5"/>depends_on:</text:p>
      <text:p text:style-name="P61"><text:s text:c="7"/>- <text:span text:style-name="T33">cassandra-1</text:span></text:p>
      <text:p text:style-name="P61"><text:s text:c="5"/>image: <text:span text:style-name="T14">cassandra</text:span></text:p>
      <text:p text:style-name="P61"><text:s text:c="5"/>restart: always</text:p>
      <text:p text:style-name="P61"><text:s text:c="5"/>environment:</text:p>
      <text:p text:style-name="código"><text:s text:c="7"/>CASSANDRA_SEEDS=cassandra-1</text:p>
      <text:p text:style-name="P28"/>
      <text:p text:style-name="P24">Levantar o clúster:</text:p>
      <text:p text:style-name="P50">docker compose up -d</text:p>
      <text:p text:style-name="P50"/>
      <text:p text:style-name="P24">Consultar o estado do clúster</text:p>
      <text:p text:style-name="P50">docker ps</text:p>
      <text:p text:style-name="P50">docker exec -it cluster-cassandra-1-1 nodetool status</text:p>
      <text:p text:style-name="P50"/>
      <text:p text:style-name="P24">Conectarse á base de datos</text:p>
      <text:p text:style-name="codigo">docker exec -it cluster-cassandra-1-1 bash -c 'cqlsh'</text:p>
      <text:p text:style-name="P21"/>
      <text:p text:style-name="P25">Tirar o clúster</text:p>
      <text:p text:style-name="codigo">docker compose down</text:p>
      <text:p text:style-name="P39"/>
      <text:p text:style-name="P39"/>
      <text:h text:style-name="P64" text:outline-level="2"><text:bookmark-start text:name="__RefHeading___Toc7229_2483200771"/>Apartado <text:span text:style-name="T31">4</text:span>. <text:span text:style-name="T27"><text:s/>Clúster Cassandra en </text:span><text:span text:style-name="T28">kubernetes</text:span><text:bookmark-end text:name="__RefHeading___Toc7229_2483200771"/></text:h>
      <text:p text:style-name="P41">O obxectivo deste apartado é montar un clúster Cassandra sobre Kubernetes.</text:p>
      <text:p text:style-name="P21"/>
      <text:p text:style-name="P40"><text:a xlink:type="simple" xlink:href="https://kubernetes.io/docs/tutorials/stateful-application/cassandra/" text:style-name="Internet_20_link" text:visited-style-name="Visited_20_Internet_20_Link">https://kubernetes.io/docs/tutorials/stateful-application/cassandra/</text:a></text:p>
      <text:p text:style-name="P42"/>
      <text:p text:style-name="P22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" style:family="paragraph" style:parent-style-name="Preformatted_20_Text">
      <loext:graphic-properties draw:fill="solid" draw:fill-color="#eeeeee"/>
      <style:paragraph-properties fo:background-color="#eeeee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ódigo" style:family="paragraph" style:parent-style-name="Preformatted_20_Text" style:master-page-name="">
      <loext:graphic-properties draw:fill="solid" draw:fill-color="#dddddd"/>
      <style:paragraph-properties style:page-number="auto" fo:background-color="#dddddd"/>
      <style:text-properties fo:font-size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xe1" text:anchor-type="char" svg:x="15.487cm" svg:y="-1.588cm" svg:width="2.903cm" svg:height="1.953cm" draw:z-index="6"><draw:image xlink:href="Pictures/10005C8B00001CF50000137B5D3F34B1285972EE.svg" xlink:type="simple" xlink:show="embed" xlink:actuate="onLoad" draw:mime-type="image/svg+xml"/><draw:image xlink:href="Pictures/1000020100000118000000BC98DCCB0E40F2E981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21T11:47:26.277859834</meta:creation-date>
    <meta:generator>LibreOffice/7.1.7.2$Windows_X86_64 LibreOffice_project/c6a4e3954236145e2acb0b65f68614365aeee33f</meta:generator>
    <dc:date>2023-01-18T21:52:32.910000000</dc:date>
    <meta:editing-duration>PT2H25M39S</meta:editing-duration>
    <meta:editing-cycles>27</meta:editing-cycles>
    <meta:document-statistic meta:table-count="0" meta:image-count="1" meta:object-count="0" meta:page-count="7" meta:paragraph-count="146" meta:word-count="910" meta:character-count="6475" meta:non-whitespace-character-count="5680"/>
  </office:meta>
</office:document-meta>
</file>